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25-01-19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24-01-04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188" calcext:value-type="float">
            <text:p>110.2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22-01-05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2264" calcext:value-type="float">
            <text:p>108.79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21-01-06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8176" calcext:value-type="float">
            <text:p>108.0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20-01-04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8992" calcext:value-type="float">
            <text:p>107.7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19-01-0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724" calcext:value-type="float">
            <text:p>107.45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18-01-04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17-01-05 22:48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6384" calcext:value-type="float">
            <text:p>107.4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16-01-04 20:36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15-01-05 20:56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4512" calcext:value-type="float">
            <text:p>106.2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15-01-05 15:3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14-01-05 14:48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2928" calcext:value-type="float">
            <text:p>105.7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13-01-05 15:0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12-01-06 21:38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8864" calcext:value-type="float">
            <text:p>104.4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12-01-06 15:0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11-01-06 20:13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10-01-05 18:20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1792" calcext:value-type="float">
            <text:p>103.4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09-01-07 21:4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3424" calcext:value-type="float">
            <text:p>102.8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08-01-07 20:06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132" calcext:value-type="float">
            <text:p>102.0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07-01-24 17:27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412" calcext:value-type="float">
            <text:p>101.5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07-01-24 17:0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47101082101</text:p>
          </table:table-cell>
          <table:table-cell office:value-type="string" calcext:value-type="string">
            <text:p>2006-01-10 00:23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